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false" style:shrink-to-fit="true" fo:min-height="0cm" fo:min-width="0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style:text-position="33% 58%"/>
    </style:style>
    <style:style style:name="P3" style:family="paragraph">
      <style:paragraph-properties fo:margin-left="0cm" fo:margin-right="0cm" fo:margin-top="0cm" fo:margin-bottom="0cm" fo:line-height="100%" fo:text-indent="0cm"/>
      <style:text-properties fo:color="#cc0000" loext:opacity="100%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c0000" loext:opacity="100%"/>
    </style:style>
    <style:style style:name="P5" style:family="paragraph">
      <style:text-properties fo:color="#cc0000" loext:opacity="100%"/>
    </style:style>
    <style:style style:name="P6" style:family="paragraph">
      <loext:graphic-properties draw:fill="none" draw:fill-color="#ffffff"/>
      <style:text-properties fo:color="#cc0000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000000" loext:opacity="100%"/>
    </style:style>
    <style:style style:name="P9" style:family="paragraph">
      <loext:graphic-properties draw:fill="none" draw:fill-color="#ffffff"/>
      <style:text-properties fo:color="#000000" loext:opacity="100%" style:text-position="33% 58%"/>
    </style:style>
    <style:style style:name="P10" style:family="paragraph">
      <loext:graphic-properties draw:fill="none" draw:fill-color="#ffffff"/>
      <style:text-properties fo:color="#cc0000" loext:opacity="100%" style:text-position="33% 58%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Arial2" style:font-name-asian="Arial2" style:font-name-complex="Arial2"/>
    </style:style>
    <style:style style:name="T4" style:family="text">
      <style:text-properties fo:font-variant="normal" fo:text-transform="non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96cm" svg:height="0.962cm" svg:x="0.468cm" svg:y="2.145cm">
          <draw:text-box>
            <text:p><text:span text:style-name="T1">9</text:span>Li</text:p>
          </draw:text-box>
        </draw:frame>
        <draw:frame draw:style-name="gr2" draw:text-style-name="P2" draw:layer="layout" svg:width="1.725cm" svg:height="0.962cm" svg:x="2.76cm" svg:y="2.145cm">
          <draw:text-box>
            <text:p><text:span text:style-name="T1">9</text:span><text:span text:style-name="T2">Be*</text:span></text:p>
          </draw:text-box>
        </draw:frame>
        <draw:frame draw:style-name="gr1" draw:text-style-name="P2" draw:layer="layout" svg:width="2.61cm" svg:height="0.962cm" svg:x="6.18cm" svg:y="2.145cm">
          <draw:text-box>
            <text:p><text:span text:style-name="T1">5</text:span><text:span text:style-name="T2">He + </text:span><text:span text:style-name="T3">α</text:span></text:p>
          </draw:text-box>
        </draw:frame>
        <draw:frame draw:style-name="gr1" draw:text-style-name="P1" draw:layer="layout" svg:width="2.559cm" svg:height="0.962cm" svg:x="6.18cm" svg:y="0.356cm">
          <draw:text-box>
            <text:p><text:span text:style-name="T1">8</text:span>Be + n</text:p>
          </draw:text-box>
        </draw:frame>
        <draw:frame draw:style-name="gr3" draw:text-style-name="P4" draw:layer="layout" svg:width="3.046cm" svg:height="0.962cm" svg:x="10.574cm" svg:y="1.304cm">
          <draw:text-box>
            <text:p text:style-name="P3"><text:span text:style-name="T4">n + </text:span><text:span text:style-name="T5">α</text:span><text:span text:style-name="T6"> + </text:span><text:span text:style-name="T3">α</text:span></text:p>
          </draw:text-box>
        </draw:frame>
        <draw:frame draw:style-name="gr1" draw:text-style-name="P6" draw:layer="layout" svg:width="0.976cm" svg:height="0.962cm" svg:x="2.482cm" svg:y="0.356cm">
          <draw:text-box>
            <text:p text:style-name="P5">e<text:span text:style-name="T1">-</text:span></text:p>
          </draw:text-box>
        </draw:frame>
        <draw:line draw:style-name="gr4" draw:text-style-name="P7" draw:layer="layout" svg:x1="1.629cm" svg:y1="2.176cm" svg:x2="2.605cm" svg:y2="1.16cm">
          <text:p/>
        </draw:line>
        <draw:line draw:style-name="gr4" draw:text-style-name="P7" draw:layer="layout" svg:x1="1.635cm" svg:y1="2.648cm" svg:x2="2.85cm" svg:y2="2.648cm">
          <text:p/>
        </draw:line>
        <draw:line draw:style-name="gr4" draw:text-style-name="P7" draw:layer="layout" svg:x1="4.622cm" svg:y1="2.648cm" svg:x2="6.147cm" svg:y2="2.648cm">
          <text:p/>
        </draw:line>
        <draw:line draw:style-name="gr4" draw:text-style-name="P7" draw:layer="layout" svg:x1="4.671cm" svg:y1="1.948cm" svg:x2="6.208cm" svg:y2="0.977cm">
          <text:p/>
        </draw:line>
        <draw:line draw:style-name="gr4" draw:text-style-name="P7" draw:layer="layout" svg:x1="8.858cm" svg:y1="2.662cm" svg:x2="10.523cm" svg:y2="2.056cm">
          <text:p/>
        </draw:line>
        <draw:line draw:style-name="gr4" draw:text-style-name="P7" draw:layer="layout" svg:x1="8.845cm" svg:y1="0.838cm" svg:x2="10.482cm" svg:y2="1.608cm">
          <text:p/>
        </draw:line>
        <draw:frame draw:style-name="gr1" draw:text-style-name="P1" draw:layer="layout" svg:width="1.514cm" svg:height="0.962cm" svg:x="0.468cm" svg:y="6.145cm">
          <draw:text-box>
            <text:p><text:span text:style-name="T1">8</text:span>He</text:p>
          </draw:text-box>
        </draw:frame>
        <draw:frame draw:style-name="gr2" draw:text-style-name="P2" draw:layer="layout" svg:width="1.725cm" svg:height="0.962cm" svg:x="3.06cm" svg:y="6.145cm">
          <draw:text-box>
            <text:p><text:span text:style-name="T1">8</text:span><text:span text:style-name="T2">Li*</text:span></text:p>
          </draw:text-box>
        </draw:frame>
        <draw:frame draw:style-name="gr5" draw:text-style-name="P9" draw:layer="layout" svg:width="2.521cm" svg:height="0.962cm" svg:x="5.98cm" svg:y="6.145cm">
          <draw:text-box>
            <text:p text:style-name="P8"><text:span text:style-name="T1">7</text:span><text:span text:style-name="T2">Li* + </text:span><text:span text:style-name="T3">n</text:span></text:p>
          </draw:text-box>
        </draw:frame>
        <draw:line draw:style-name="gr4" draw:text-style-name="P7" draw:layer="layout" svg:x1="1.935cm" svg:y1="6.648cm" svg:x2="3.15cm" svg:y2="6.648cm">
          <text:p/>
        </draw:line>
        <draw:line draw:style-name="gr4" draw:text-style-name="P7" draw:layer="layout" svg:x1="4.422cm" svg:y1="6.648cm" svg:x2="5.947cm" svg:y2="6.648cm">
          <text:p/>
        </draw:line>
        <draw:frame draw:style-name="gr1" draw:text-style-name="P6" draw:layer="layout" svg:width="0.976cm" svg:height="0.962cm" svg:x="2.769cm" svg:y="4.47cm">
          <draw:text-box>
            <text:p text:style-name="P5">e<text:span text:style-name="T1">-</text:span></text:p>
          </draw:text-box>
        </draw:frame>
        <draw:line draw:style-name="gr4" draw:text-style-name="P7" draw:layer="layout" svg:x1="1.916cm" svg:y1="6.29cm" svg:x2="2.892cm" svg:y2="5.274cm">
          <text:p/>
        </draw:line>
        <draw:frame draw:style-name="gr6" draw:text-style-name="P10" draw:layer="layout" svg:width="3.321cm" svg:height="0.962cm" svg:x="9.967cm" svg:y="6.145cm">
          <draw:text-box>
            <text:p text:style-name="P5"><text:span text:style-name="T1">7</text:span><text:span text:style-name="T2">Li + </text:span><text:span text:style-name="T3">n + γ</text:span></text:p>
          </draw:text-box>
        </draw:frame>
        <draw:line draw:style-name="gr4" draw:text-style-name="P7" draw:layer="layout" svg:x1="8.409cm" svg:y1="6.648cm" svg:x2="9.934cm" svg:y2="6.64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3T17:02:33.346107689</meta:creation-date>
    <dc:date>2021-07-23T20:41:04.421318186</dc:date>
    <meta:editing-duration>PT6M56S</meta:editing-duration>
    <meta:editing-cycles>4</meta:editing-cycles>
    <meta:generator>LibreOffice/7.1.4.2$Linux_X86_64 LibreOffice_project/10$Build-2</meta:generator>
    <meta:document-statistic meta:object-count="21"/>
  </office:meta>
</office:document-meta>
</file>